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5b6" officeooo:paragraph-rsid="000bf5b6"/>
    </style:style>
    <style:style style:name="P2" style:family="paragraph" style:parent-style-name="Standard">
      <style:text-properties officeooo:rsid="000d3db2" officeooo:paragraph-rsid="000d3db2"/>
    </style:style>
    <style:style style:name="P3" style:family="paragraph" style:parent-style-name="Standard">
      <style:text-properties officeooo:rsid="000dc5c9" officeooo:paragraph-rsid="000dc5c9"/>
    </style:style>
    <style:style style:name="P4" style:family="paragraph" style:parent-style-name="Standard">
      <style:text-properties officeooo:rsid="00111305" officeooo:paragraph-rsid="00111305"/>
    </style:style>
    <style:style style:name="P5" style:family="paragraph" style:parent-style-name="Table_20_Contents">
      <style:text-properties officeooo:rsid="000d3db2" officeooo:paragraph-rsid="000d3db2"/>
    </style:style>
    <style:style style:name="P6" style:family="paragraph" style:parent-style-name="Standard">
      <style:text-properties officeooo:rsid="000bf5b6" officeooo:paragraph-rsid="000bf5b6"/>
    </style:style>
    <style:style style:name="P7" style:family="paragraph" style:parent-style-name="Standard">
      <style:text-properties officeooo:rsid="00136f34" officeooo:paragraph-rsid="00136f34"/>
    </style:style>
    <style:style style:name="P8" style:family="paragraph" style:parent-style-name="Standard">
      <style:text-properties officeooo:rsid="0014f1df" officeooo:paragraph-rsid="0014f1df"/>
    </style:style>
    <style:style style:name="P9" style:family="paragraph" style:parent-style-name="Standard">
      <style:text-properties fo:font-weight="bold" officeooo:rsid="00136f34" officeooo:paragraph-rsid="00136f34" style:font-weight-asian="bold" style:font-weight-complex="bold"/>
    </style:style>
    <style:style style:name="P10" style:family="paragraph" style:parent-style-name="Standard">
      <style:text-properties fo:font-size="12pt" fo:font-weight="normal" officeooo:rsid="0014f1df" officeooo:paragraph-rsid="0014f1df" style:font-weight-asian="normal" style:font-weight-complex="normal"/>
    </style:style>
    <style:style style:name="P11" style:family="paragraph" style:parent-style-name="Standard">
      <style:text-properties fo:font-size="14pt" fo:font-weight="bold" officeooo:rsid="0014f1df" officeooo:paragraph-rsid="0014f1d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c5c9"/>
    </style:style>
    <style:style style:name="T3" style:family="text">
      <style:text-properties officeooo:rsid="000f221d"/>
    </style:style>
    <style:style style:name="T4" style:family="text">
      <style:text-properties officeooo:rsid="0014f1df"/>
    </style:style>
    <style:style style:name="T5" style:family="text">
      <style:text-properties fo:font-size="12pt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TCL exam Question:</text:p>
      <text:p text:style-name="P1"/>
      <text:p text:style-name="P1"><text:span text:style-name="T2">1. </text:span>What is UML Diagram. Write diagrams</text:p>
      <text:p text:style-name="P9">Ans:</text:p>
      <text:p text:style-name="P7">UML is a standard language for specifying, visualizing, constructing, and documenting the artifacts of software systems.</text:p>
      <text:p text:style-name="P7">UML was created by <text:span text:style-name="T4">Object Management Group(OMG).</text:span></text:p>
      <text:p text:style-name="P8">There are two brad categories of diagrams and then are again sub-categorises</text:p>
      <text:p text:style-name="P8">- Structural Diagrams</text:p>
      <text:p text:style-name="P8">- Behavioral Diagrams</text:p>
      <text:p text:style-name="P8"/>
      <text:p text:style-name="P11">Structural Diagrams:</text:p>
      <text:p text:style-name="P10"><text:tab/>-Class Diagram</text:p>
      <text:p text:style-name="P10"><text:tab/>-Object Diagram</text:p>
      <text:p text:style-name="P10"><text:tab/>-Component Diagram</text:p>
      <text:p text:style-name="P10"><text:tab/>-Deployment Diagram</text:p>
      <text:p text:style-name="P10"/>
      <text:p text:style-name="P11">Behavioral Diagrams:</text:p>
      <text:p text:style-name="P11"><text:tab/><text:span text:style-name="T6">-Use Case Diagram</text:span></text:p>
      <text:p text:style-name="P11"><text:span text:style-name="T6"><text:tab/>-Sequence Diagram</text:span></text:p>
      <text:p text:style-name="P11"><text:span text:style-name="T6"><text:tab/>-Collaboration Diagram</text:span></text:p>
      <text:p text:style-name="P11"><text:span text:style-name="T6"><text:tab/>-Statechart Diagram</text:span></text:p>
      <text:p text:style-name="P11"><text:span text:style-name="T6"><text:tab/>-Activity Diagram</text:span></text:p>
      <text:p text:style-name="P8"/>
      <text:p text:style-name="P1"><text:span text:style-name="T2">2. </text:span>Write the algorithm of Binary Search? What is the time complexity of the binary <text:s/>search?</text:p>
      <text:p text:style-name="P2"><text:span text:style-name="T2">3. </text:span>C code to find the number 2<text:span text:style-name="T1">nd</text:span> max from a array?</text:p>
      <text:p text:style-name="P2"><text:span text:style-name="T2">4. </text:span>Combinational Circuit? Truth table logic diagram.</text:p>
      <text:p text:style-name="P2"><text:span text:style-name="T2">5. </text:span>Preorder, Inorder, Post Order tree?</text:p>
      <text:p text:style-name="P2"><text:span text:style-name="T2">6. </text:span>Ip Addressing?</text:p>
      <text:p text:style-name="P2"><text:span text:style-name="T2">7. </text:span>Abbreviation: BIOS, <text:span text:style-name="T2">FAT, </text:span></text:p>
      <text:p text:style-name="P2"><text:span text:style-name="T2">8. </text:span>Deadlock situation? Mutaual exclusion, semaphore....</text:p>
      <text:p text:style-name="P2"><text:span text:style-name="T3">9. </text:span>A employee table with two field first name, last name. Find the first name, last name which last name has atleast four character and them in one line separating space.</text:p>
      <text:p text:style-name="P2">I.e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First Name</text:p>
          </table:table-cell>
          <table:table-cell table:style-name="Table1.B1" office:value-type="string">
            <text:p text:style-name="P5">Last Name</text:p>
          </table:table-cell>
        </table:table-row>
        <table:table-row>
          <table:table-cell table:style-name="Table1.A2" office:value-type="string">
            <text:p text:style-name="P5">Saleh </text:p>
          </table:table-cell>
          <table:table-cell table:style-name="Table1.B2" office:value-type="string">
            <text:p text:style-name="P5">Enam</text:p>
          </table:table-cell>
        </table:table-row>
      </table:table>
      <text:p text:style-name="P2"/>
      <text:p text:style-name="P2">Result: Saleh Enam</text:p>
      <text:p text:style-name="P2"/>
      <text:p text:style-name="P3"><text:span text:style-name="T3">10</text:span>. Query transaction with rollback and commit.</text:p>
      <text:p text:style-name="P3">1<text:span text:style-name="T3">1</text:span>. SDLC. Waterfall diagram.</text:p>
      <text:p text:style-name="P4">12. In Object oriented programing what do you mean by Public, Protected and privat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3:02:06.135231367</meta:creation-date>
    <meta:generator>LibreOffice/4.2.8.2$Linux_x86 LibreOffice_project/420m0$Build-2</meta:generator>
    <dc:date>2016-06-25T15:00:59.110719695</dc:date>
    <meta:editing-duration>PT10M53S</meta:editing-duration>
    <meta:editing-cycles>6</meta:editing-cycles>
    <meta:document-statistic meta:table-count="1" meta:image-count="0" meta:object-count="0" meta:page-count="1" meta:paragraph-count="36" meta:word-count="195" meta:character-count="1265" meta:non-whitespace-character-count="1093"/>
  </office:meta>
</office:document-meta>
</file>